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1.6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1.5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1.8cm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1.5cm"/>
    </style:style>
    <style:style style:name="gr6" style:family="graphic" style:parent-style-name="standard">
      <style:graphic-properties draw:textarea-horizontal-align="justify" draw:textarea-vertical-align="middle" draw:auto-grow-height="false" fo:min-height="16.45cm" fo:min-width="17.6cm"/>
    </style:style>
    <style:style style:name="gr7" style:family="graphic" style:parent-style-name="standard">
      <style:graphic-properties draw:textarea-horizontal-align="justify" draw:textarea-vertical-align="middle" draw:auto-grow-height="false" fo:min-height="1.378cm" fo:min-width="3.39cm"/>
    </style:style>
    <style:style style:name="gr8" style:family="graphic" style:parent-style-name="standard">
      <style:graphic-properties draw:textarea-horizontal-align="justify" draw:textarea-vertical-align="middle" draw:auto-grow-height="false" fo:min-height="1.378cm" fo:min-width="3.248cm"/>
    </style:style>
    <style:style style:name="gr9" style:family="graphic" style:parent-style-name="standard">
      <style:graphic-properties draw:textarea-horizontal-align="justify" draw:textarea-vertical-align="middle" draw:auto-grow-height="false" fo:min-height="1.164cm" fo:min-width="3.744cm"/>
    </style:style>
    <style:style style:name="gr10" style:family="graphic" style:parent-style-name="standard">
      <style:graphic-properties draw:textarea-horizontal-align="justify" draw:textarea-vertical-align="middle" draw:auto-grow-height="false" fo:min-height="4.15cm" fo:min-width="12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2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2.1cm" svg:height="1.1cm" svg:x="4.1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1.6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1cm" svg:x="3.2cm" svg:y="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1.2cm" svg:x="2.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1.1cm" svg:x="1.5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0.9cm" svg:x="1.6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.1cm" svg:height="16.7cm" svg:x="10.4cm" svg:y="3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2.3cm" svg:x="18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3cm" svg:height="2.3cm" svg:x="22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cm" svg:height="2cm" svg:x="11.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2.6cm" svg:height="4.4cm" svg:x="10.7cm" svg:y="4.1cm">
          <text:p/>
          <draw:enhanced-geometry svg:viewBox="0 0 21600 21600" draw:type="rectangle" draw:enhanced-path="M 0 0 L 21600 0 21600 21600 0 21600 0 0 Z N"/>
        </draw:custom-shape>
        <draw:frame draw:style-name="gr11" draw:text-style-name="P2" xml:id="id6" draw:id="id6" draw:layer="layout" svg:width="2.119cm" svg:height="0.962cm" svg:x="1.5cm" svg:y="1.438cm">
          <draw:text-box>
            <text:p>Client</text:p>
          </draw:text-box>
        </draw:frame>
        <draw:frame draw:style-name="gr11" draw:text-style-name="P2" xml:id="id7" draw:id="id7" draw:layer="layout" svg:width="2.119cm" svg:height="0.962cm" svg:x="1.5cm" svg:y="4.438cm">
          <draw:text-box>
            <text:p>Client</text:p>
          </draw:text-box>
        </draw:frame>
        <draw:frame draw:style-name="gr12" draw:text-style-name="P2" xml:id="id8" draw:id="id8" draw:layer="layout" svg:width="2.119cm" svg:height="0.962cm" svg:x="2.681cm" svg:y="6.138cm">
          <draw:text-box>
            <text:p>Client</text:p>
          </draw:text-box>
        </draw:frame>
        <draw:frame draw:style-name="gr12" draw:text-style-name="P2" xml:id="id9" draw:id="id9" draw:layer="layout" svg:width="2.119cm" svg:height="0.962cm" svg:x="3.181cm" svg:y="8.238cm">
          <draw:text-box>
            <text:p>Client</text:p>
          </draw:text-box>
        </draw:frame>
        <draw:frame draw:style-name="gr12" draw:text-style-name="P2" xml:id="id10" draw:id="id10" draw:layer="layout" svg:width="2.119cm" svg:height="0.962cm" svg:x="1.5cm" svg:y="10.2cm">
          <draw:text-box>
            <text:p>Client</text:p>
          </draw:text-box>
        </draw:frame>
        <draw:frame draw:style-name="gr12" draw:text-style-name="P2" xml:id="id11" draw:id="id11" draw:layer="layout" svg:width="2.119cm" svg:height="0.962cm" svg:x="4.1cm" svg:y="12.4cm">
          <draw:text-box>
            <text:p>Client</text:p>
          </draw:text-box>
        </draw:frame>
        <draw:frame draw:style-name="gr12" draw:text-style-name="P2" xml:id="id4" draw:id="id4" draw:layer="layout" svg:width="3.571cm" svg:height="0.962cm" svg:x="10.7cm" svg:y="6.9cm">
          <draw:text-box>
            <text:p>WS Server</text:p>
          </draw:text-box>
        </draw:frame>
        <draw:frame draw:style-name="gr12" draw:text-style-name="P2" xml:id="id1" draw:id="id1" draw:layer="layout" svg:width="3.961cm" svg:height="0.962cm" svg:x="19.239cm" svg:y="4.338cm">
          <draw:text-box>
            <text:p>ZMQ Server</text:p>
          </draw:text-box>
        </draw:frame>
        <draw:frame draw:style-name="gr12" draw:text-style-name="P2" xml:id="id3" draw:id="id3" draw:layer="layout" svg:width="4.202cm" svg:height="0.962cm" svg:x="12.298cm" svg:y="14.8cm">
          <draw:text-box>
            <text:p>Game thread</text:p>
          </draw:text-box>
        </draw:frame>
        <draw:frame draw:style-name="gr13" draw:text-style-name="P2" xml:id="id2" draw:id="id2" draw:layer="layout" svg:width="4.202cm" svg:height="2.9cm" svg:x="19.4cm" svg:y="14.6cm">
          <draw:text-box>
            <text:p>Game thread</text:p>
          </draw:text-box>
        </draw:frame>
        <draw:frame draw:style-name="gr14" draw:text-style-name="P2" xml:id="id5" draw:id="id5" draw:layer="layout" svg:width="4.202cm" svg:height="3.162cm" svg:x="23.4cm" svg:y="11.9cm">
          <draw:text-box>
            <text:p>Game thread</text:p>
          </draw:text-box>
        </draw:frame>
        <draw:connector draw:style-name="gr15" draw:text-style-name="P3" draw:layer="layout" draw:type="lines" svg:x1="21.219cm" svg:y1="5.3cm" svg:x2="21.501cm" svg:y2="14.6cm" draw:start-shape="id1" draw:start-glue-point="2" draw:end-shape="id2" draw:end-glue-point="0" svg:d="M21219 5300v500l282 8300v500" svg:viewBox="0 0 283 9301">
          <text:p/>
        </draw:connector>
        <draw:connector draw:style-name="gr15" draw:text-style-name="P3" draw:layer="layout" draw:type="lines" svg:x1="21.219cm" svg:y1="5.3cm" svg:x2="14.399cm" svg:y2="14.8cm" draw:start-shape="id1" draw:start-glue-point="2" draw:end-shape="id3" draw:end-glue-point="0" svg:d="M21219 5300v500l-6820 8500v500" svg:viewBox="0 0 6821 9501">
          <text:p/>
        </draw:connector>
        <draw:connector draw:style-name="gr15" draw:text-style-name="P3" draw:layer="layout" draw:type="lines" svg:x1="12.485cm" svg:y1="6.9cm" svg:x2="19.239cm" svg:y2="4.819cm" draw:start-shape="id4" draw:start-glue-point="0" draw:end-shape="id1" draw:end-glue-point="3" svg:d="M12485 6900v-500l6254-1581h500" svg:viewBox="0 0 6755 2082">
          <text:p/>
        </draw:connector>
        <draw:connector draw:style-name="gr15" draw:text-style-name="P3" draw:layer="layout" draw:type="lines" svg:x1="21.219cm" svg:y1="5.3cm" svg:x2="25.501cm" svg:y2="11.9cm" draw:start-shape="id1" draw:start-glue-point="2" draw:end-shape="id5" draw:end-glue-point="0" svg:d="M21219 5300v500l4282 5600v500" svg:viewBox="0 0 4283 6601">
          <text:p/>
        </draw:connector>
        <draw:connector draw:style-name="gr16" draw:text-style-name="P3" draw:layer="layout" draw:type="lines" svg:x1="12.485cm" svg:y1="7.862cm" svg:x2="23.4cm" svg:y2="13.481cm" draw:start-shape="id4" draw:start-glue-point="2" draw:end-shape="id5" draw:end-glue-point="3" svg:d="M12485 7862v500l10415 5119h500" svg:viewBox="0 0 10916 5620">
          <text:p/>
        </draw:connector>
        <draw:connector draw:style-name="gr16" draw:text-style-name="P3" draw:layer="layout" draw:type="lines" svg:x1="12.485cm" svg:y1="7.862cm" svg:x2="19.4cm" svg:y2="16.05cm" draw:start-shape="id4" draw:start-glue-point="2" draw:end-shape="id2" svg:d="M12485 7862v500l6415 7688h500" svg:viewBox="0 0 6916 8189">
          <text:p/>
        </draw:connector>
        <draw:connector draw:style-name="gr16" draw:text-style-name="P3" draw:layer="layout" draw:type="lines" svg:x1="12.485cm" svg:y1="7.862cm" svg:x2="12.298cm" svg:y2="15.281cm" draw:start-shape="id4" draw:start-glue-point="2" draw:end-shape="id3" draw:end-glue-point="3" svg:d="M12485 7862v500l-687 6919h500" svg:viewBox="0 0 688 7420">
          <text:p/>
        </draw:connector>
        <draw:connector draw:style-name="gr16" draw:text-style-name="P3" draw:layer="layout" draw:type="lines" svg:x1="3.619cm" svg:y1="1.919cm" svg:x2="10.7cm" svg:y2="7.381cm" draw:start-shape="id6" draw:start-glue-point="1" draw:end-shape="id4" draw:end-glue-point="3" svg:d="M3619 1919h500l6081 5462h500" svg:viewBox="0 0 7082 5463">
          <text:p/>
        </draw:connector>
        <draw:connector draw:style-name="gr16" draw:text-style-name="P3" draw:layer="layout" draw:type="lines" svg:x1="3.619cm" svg:y1="4.919cm" svg:x2="10.7cm" svg:y2="7.381cm" draw:start-shape="id7" draw:start-glue-point="1" draw:end-shape="id4" draw:end-glue-point="3" svg:d="M3619 4919h500l6081 2462h500" svg:viewBox="0 0 7082 2463">
          <text:p/>
        </draw:connector>
        <draw:connector draw:style-name="gr16" draw:text-style-name="P3" draw:layer="layout" draw:type="lines" svg:x1="4.8cm" svg:y1="6.619cm" svg:x2="10.7cm" svg:y2="7.381cm" draw:start-shape="id8" draw:start-glue-point="1" draw:end-shape="id4" draw:end-glue-point="3" svg:d="M4800 6619h500l4900 762h500" svg:viewBox="0 0 5901 763">
          <text:p/>
        </draw:connector>
        <draw:connector draw:style-name="gr16" draw:text-style-name="P3" draw:layer="layout" draw:type="lines" svg:x1="5.3cm" svg:y1="8.719cm" svg:x2="10.7cm" svg:y2="7.381cm" draw:start-shape="id9" draw:start-glue-point="1" draw:end-shape="id4" draw:end-glue-point="3" svg:d="M5300 8719h500l4400-1338h500" svg:viewBox="0 0 5401 1339">
          <text:p/>
        </draw:connector>
        <draw:connector draw:style-name="gr16" draw:text-style-name="P3" draw:layer="layout" draw:type="lines" svg:x1="3.619cm" svg:y1="10.681cm" svg:x2="10.7cm" svg:y2="7.381cm" draw:start-shape="id10" draw:start-glue-point="1" draw:end-shape="id4" draw:end-glue-point="3" svg:d="M3619 10681h500l6081-3300h500" svg:viewBox="0 0 7082 3301">
          <text:p/>
        </draw:connector>
        <draw:connector draw:style-name="gr16" draw:text-style-name="P3" draw:layer="layout" draw:type="lines" svg:x1="6.219cm" svg:y1="12.881cm" svg:x2="10.7cm" svg:y2="7.381cm" draw:start-shape="id11" draw:start-glue-point="1" draw:end-shape="id4" draw:end-glue-point="3" svg:d="M6219 12881h500l3481-5500h500" svg:viewBox="0 0 4482 5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01:51:11.701781979</meta:creation-date>
    <dc:date>2016-12-06T02:14:26.258110185</dc:date>
    <meta:editing-duration>PT2M36S</meta:editing-duration>
    <meta:editing-cycles>1</meta:editing-cycles>
    <meta:document-statistic meta:object-count="35"/>
    <meta:generator>LibreOffice/5.2.3.3$Linux_X86_64 LibreOffice_project/20m0$Build-3</meta:generator>
  </office:meta>
</office:document-meta>
</file>